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344"/>
    </style:style>
    <style:style style:name="P2" style:family="paragraph" style:parent-style-name="Standard">
      <style:text-properties officeooo:paragraph-rsid="00084340"/>
    </style:style>
    <style:style style:name="P3" style:family="paragraph" style:parent-style-name="Standard">
      <style:text-properties officeooo:paragraph-rsid="000bbced"/>
    </style:style>
    <style:style style:name="P4" style:family="paragraph" style:parent-style-name="Standard">
      <style:text-properties officeooo:paragraph-rsid="000cd987"/>
    </style:style>
    <style:style style:name="P5" style:family="paragraph" style:parent-style-name="Standard">
      <style:text-properties officeooo:paragraph-rsid="00070344"/>
    </style:style>
    <style:style style:name="P6" style:family="paragraph" style:parent-style-name="Standard">
      <style:text-properties officeooo:rsid="000cd987" officeooo:paragraph-rsid="000cd987"/>
    </style:style>
    <style:style style:name="P7" style:family="paragraph" style:parent-style-name="Standard">
      <style:text-properties officeooo:rsid="000cd987" officeooo:paragraph-rsid="000e6b98"/>
    </style:style>
    <style:style style:name="P8" style:family="paragraph" style:parent-style-name="Standard">
      <style:text-properties officeooo:rsid="000e6b98" officeooo:paragraph-rsid="000e6b98"/>
    </style:style>
    <style:style style:name="P9" style:family="paragraph" style:parent-style-name="Standard">
      <style:text-properties officeooo:paragraph-rsid="00084340"/>
    </style:style>
    <style:style style:name="P10" style:family="paragraph" style:parent-style-name="Standard">
      <style:text-properties officeooo:paragraph-rsid="000e6b98"/>
    </style:style>
    <style:style style:name="P11" style:family="paragraph" style:parent-style-name="Standard">
      <style:text-properties officeooo:rsid="000f568d" officeooo:paragraph-rsid="000f568d"/>
    </style:style>
    <style:style style:name="P12" style:family="paragraph" style:parent-style-name="Standard">
      <style:text-properties officeooo:paragraph-rsid="000f568d"/>
    </style:style>
    <style:style style:name="T1" style:family="text">
      <style:text-properties officeooo:rsid="000cd987"/>
    </style:style>
    <style:style style:name="T2" style:family="text">
      <style:text-properties officeooo:rsid="000e6b98"/>
    </style:style>
    <style:style style:name="T3" style:family="text">
      <style:text-properties officeooo:rsid="000f5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Email;</text:p>
      <text:p text:style-name="Standard"/>
      <text:p text:style-name="Standard">use Email;</text:p>
      <text:p text:style-name="Standard"/>
      <text:p text:style-name="P1">create table user(</text:p>
      <text:p text:style-name="P1">user_id int not null auto_increment,</text:p>
      <text:p text:style-name="P1">username varchar(255),</text:p>
      <text:p text:style-name="P1">email_id varchar(255),</text:p>
      <text:p text:style-name="P1">password varchar(255),</text:p>
      <text:p text:style-name="P1">phone_number int, </text:p>
      <text:p text:style-name="P1">primary key (user_i<text:span text:style-name="T1">d</text:span>));</text:p>
      <text:p text:style-name="P1"/>
      <text:p text:style-name="P1"/>
      <text:p text:style-name="P1">create table email(</text:p>
      <text:p text:style-name="P1">email_id varchar(255) not null,</text:p>
      <text:p text:style-name="P4">user_id int <text:span text:style-name="T1">not null auto_increment</text:span>,</text:p>
      <text:p text:style-name="P4"><text:span text:style-name="T1">body </text:span>varchar(255),</text:p>
      <text:p text:style-name="P1">subject varchar(255),</text:p>
      <text:p text:style-name="P4"><text:span text:style-name="T1">thread</text:span>_id varchar(255) not null,</text:p>
      <text:p text:style-name="P6">createdAt varchar(255) not null,</text:p>
      <text:p text:style-name="P1">username varchar(255) <text:span text:style-name="T1">not null</text:span>, </text:p>
      <text:p text:style-name="P6">isRead <text:s/>binary(2) not null,</text:p>
      <text:p text:style-name="P6">messageID varchar(255) not null,</text:p>
      <text:p text:style-name="P6">isReplyTo varchar(255) not null,</text:p>
      <text:p text:style-name="P8">snippet varchar(1000) not null,</text:p>
      <text:p text:style-name="P7">is<text:span text:style-name="T2">Archived</text:span> <text:s/>binary(2) not null,</text:p>
      <text:p text:style-name="P7">is<text:span text:style-name="T2">Trash</text:span> <text:s/>binary(2) not null,</text:p>
      <text:p text:style-name="P6">scheduleAt <text:span text:style-name="T2">varchar(255) ,</text:span></text:p>
      <text:p text:style-name="P1">primary key(email_id),</text:p>
      <text:p text:style-name="P1">foreign key (user_id) references user(user_id));</text:p>
      <text:p text:style-name="P1"/>
      <text:p text:style-name="P1"/>
      <text:p text:style-name="P2">create table folder(</text:p>
      <text:p text:style-name="P3">folder_id int not null <text:s/>auto_increment,</text:p>
      <text:p text:style-name="P8">name varchar(255) not null,</text:p>
      <text:p text:style-name="P8">user_id int <text:span text:style-name="T1">not null,</text:span></text:p>
      <text:p text:style-name="P8">ProcessId <text:s/>varchar(255) not null,</text:p>
      <text:p text:style-name="P2">primary key (folder_id)),</text:p>
      <text:p text:style-name="P10">foreign key (user_id) references user(user_id));</text:p>
      <text:p text:style-name="P2"/>
      <text:p text:style-name="P2">create table <text:span text:style-name="T2">email_folder_asso</text:span>(</text:p>
      <text:p text:style-name="P2">folder_id int,</text:p>
      <text:p text:style-name="P2">email_id varchar(255),</text:p>
      <text:p text:style-name="P2">foreign key (folder_id) references folder(folder_id),</text:p>
      <text:p text:style-name="P2">foreign key (email_id) references email(email_id));</text:p>
      <text:p text:style-name="P2"/>
      <text:p text:style-name="P2">create index email_index on email(email_id);</text:p>
      <text:p text:style-name="P2">show index from email;</text:p>
      <text:p text:style-name="P2">create index folder_index on folder(inbox);</text:p>
      <text:p text:style-name="P2">create index FolderId_index on folder(folder_id);</text:p>
      <text:p text:style-name="P2">create index trash_index on folder(trash);</text:p>
      <text:p text:style-name="P2"/>
      <text:p text:style-name="P10"><text:soft-page-break/>create table <text:span text:style-name="T2">recipient</text:span>(</text:p>
      <text:p text:style-name="P12"><text:span text:style-name="T3">user</text:span>_id int <text:span text:style-name="T1">not null auto_increment</text:span>,</text:p>
      <text:p text:style-name="P12"><text:span text:style-name="T3">email</text:span>_<text:span text:style-name="T3">id </text:span>varchar(255),</text:p>
      <text:p text:style-name="P11">type varchar(255) not null,</text:p>
      <text:p text:style-name="P11">recipientId int(255) not null,</text:p>
      <text:p text:style-name="P11">foreign key (user_id) references email(user_id));</text:p>
      <text:p text:style-name="P11"/>
      <text:p text:style-name="P11">create table emailAttachment(</text:p>
      <text:p text:style-name="P11">user_id int <text:span text:style-name="T1">not null auto_increment</text:span>,</text:p>
      <text:p text:style-name="P11">file_name varchar(255) not null,</text:p>
      <text:p text:style-name="P11">size int(255) not null,</text:p>
      <text:p text:style-name="P11">type varchar(255) not null,</text:p>
      <text:p text:style-name="P11">path varchar(255) not null,</text:p>
      <text:p text:style-name="P11">email_id varchar(255) not null,</text:p>
      <text:p text:style-name="P11">foreign key (user_id) references email(user_id)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2:57:50.308762050</meta:creation-date>
    <dc:date>2023-03-02T16:30:25.649632107</dc:date>
    <meta:editing-duration>P1DT5H5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211" meta:character-count="1715" meta:non-whitespace-character-count="1554"/>
  </office:meta>
</office:document-meta>
</file>